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Note">
      <style:text-properties officeooo:paragraph-rsid="001be516"/>
    </style:style>
    <style:style style:name="P2" style:family="paragraph" style:parent-style-name="Note">
      <style:text-properties officeooo:rsid="00231b88" officeooo:paragraph-rsid="00231b88"/>
    </style:style>
    <style:style style:name="P3" style:family="paragraph" style:parent-style-name="Requirement">
      <style:text-properties officeooo:paragraph-rsid="00110df2"/>
    </style:style>
    <style:style style:name="P4" style:family="paragraph" style:parent-style-name="Requirement">
      <style:text-properties officeooo:paragraph-rsid="00121e10"/>
    </style:style>
    <style:style style:name="P5" style:family="paragraph" style:parent-style-name="Requirement">
      <style:text-properties officeooo:paragraph-rsid="0015ff32"/>
    </style:style>
    <style:style style:name="P6" style:family="paragraph" style:parent-style-name="Requirement">
      <style:text-properties officeooo:paragraph-rsid="00178eb6"/>
    </style:style>
    <style:style style:name="P7" style:family="paragraph" style:parent-style-name="Requirement">
      <style:text-properties officeooo:paragraph-rsid="001a6a73"/>
    </style:style>
    <style:style style:name="P8" style:family="paragraph" style:parent-style-name="Requirement">
      <style:text-properties officeooo:paragraph-rsid="001be516"/>
    </style:style>
    <style:style style:name="P9" style:family="paragraph" style:parent-style-name="Requirement">
      <style:text-properties officeooo:paragraph-rsid="001d5efe"/>
    </style:style>
    <style:style style:name="P10" style:family="paragraph" style:parent-style-name="Requirement">
      <style:text-properties officeooo:paragraph-rsid="001e9d97"/>
    </style:style>
    <style:style style:name="P11" style:family="paragraph" style:parent-style-name="Requirement">
      <style:text-properties officeooo:paragraph-rsid="00205743"/>
    </style:style>
    <style:style style:name="P12" style:family="paragraph" style:parent-style-name="Requirement">
      <style:text-properties officeooo:paragraph-rsid="00223d63"/>
    </style:style>
    <style:style style:name="P13" style:family="paragraph" style:parent-style-name="Requirement">
      <style:text-properties officeooo:paragraph-rsid="00231b88"/>
    </style:style>
    <style:style style:name="P14" style:family="paragraph" style:parent-style-name="Requirement">
      <style:text-properties officeooo:paragraph-rsid="00286092"/>
    </style:style>
    <style:style style:name="P15" style:family="paragraph" style:parent-style-name="Requirement">
      <style:text-properties officeooo:paragraph-rsid="00292f42"/>
    </style:style>
    <style:style style:name="P16" style:family="paragraph" style:parent-style-name="Requirement">
      <style:text-properties officeooo:paragraph-rsid="002ca120"/>
    </style:style>
    <style:style style:name="P17" style:family="paragraph" style:parent-style-name="Requirement">
      <style:text-properties officeooo:paragraph-rsid="00364b22"/>
    </style:style>
    <style:style style:name="P18" style:family="paragraph" style:parent-style-name="Table_20_Contents">
      <style:text-properties officeooo:rsid="0036b30d" officeooo:paragraph-rsid="0036b30d"/>
    </style:style>
    <style:style style:name="P19" style:family="paragraph" style:parent-style-name="Table_20_Heading">
      <style:text-properties officeooo:rsid="0036b30d" officeooo:paragraph-rsid="0036b30d"/>
    </style:style>
    <style:style style:name="P20" style:family="paragraph" style:parent-style-name="Text_20_body">
      <style:text-properties officeooo:rsid="00019289" officeooo:paragraph-rsid="00110df2"/>
    </style:style>
    <style:style style:name="P21" style:family="paragraph" style:parent-style-name="Text_20_body">
      <style:text-properties officeooo:paragraph-rsid="00019289"/>
    </style:style>
    <style:style style:name="P22" style:family="paragraph" style:parent-style-name="Text_20_body">
      <style:text-properties officeooo:paragraph-rsid="00110df2"/>
    </style:style>
    <style:style style:name="P23" style:family="paragraph" style:parent-style-name="Text_20_body">
      <style:text-properties officeooo:paragraph-rsid="00121e10"/>
    </style:style>
    <style:style style:name="P24" style:family="paragraph" style:parent-style-name="Text_20_body">
      <style:text-properties officeooo:paragraph-rsid="0015ff32"/>
    </style:style>
    <style:style style:name="P25" style:family="paragraph" style:parent-style-name="Text_20_body">
      <style:text-properties officeooo:paragraph-rsid="00178eb6"/>
    </style:style>
    <style:style style:name="P26" style:family="paragraph" style:parent-style-name="Text_20_body">
      <style:text-properties officeooo:paragraph-rsid="001be516"/>
    </style:style>
    <style:style style:name="P27" style:family="paragraph" style:parent-style-name="Text_20_body">
      <style:text-properties officeooo:paragraph-rsid="001d5efe"/>
    </style:style>
    <style:style style:name="P28" style:family="paragraph" style:parent-style-name="Text_20_body">
      <style:text-properties officeooo:paragraph-rsid="001e9d97"/>
    </style:style>
    <style:style style:name="P29" style:family="paragraph" style:parent-style-name="Text_20_body">
      <style:text-properties officeooo:paragraph-rsid="00205743"/>
    </style:style>
    <style:style style:name="P30" style:family="paragraph" style:parent-style-name="Text_20_body">
      <style:text-properties officeooo:paragraph-rsid="00223d63"/>
    </style:style>
    <style:style style:name="P31" style:family="paragraph" style:parent-style-name="Text_20_body">
      <style:text-properties officeooo:paragraph-rsid="00235595"/>
    </style:style>
    <style:style style:name="P32" style:family="paragraph" style:parent-style-name="Text_20_body">
      <style:text-properties officeooo:paragraph-rsid="00286092"/>
    </style:style>
    <style:style style:name="P33" style:family="paragraph" style:parent-style-name="Text_20_body">
      <style:text-properties officeooo:paragraph-rsid="00292f42"/>
    </style:style>
    <style:style style:name="P34" style:family="paragraph" style:parent-style-name="Text_20_body">
      <style:text-properties officeooo:paragraph-rsid="002ca120"/>
    </style:style>
    <style:style style:name="P35" style:family="paragraph" style:parent-style-name="Text_20_body">
      <style:text-properties officeooo:paragraph-rsid="002f0f93"/>
    </style:style>
    <style:style style:name="P36" style:family="paragraph" style:parent-style-name="Text_20_body">
      <style:text-properties officeooo:rsid="003406e9" officeooo:paragraph-rsid="003406e9"/>
    </style:style>
    <style:style style:name="P37" style:family="paragraph" style:parent-style-name="Text_20_body">
      <style:text-properties officeooo:rsid="0036b30d" officeooo:paragraph-rsid="0036b30d"/>
    </style:style>
    <style:style style:name="P38" style:family="paragraph" style:parent-style-name="Text_20_body">
      <style:text-properties fo:font-size="10pt" officeooo:rsid="00386460" officeooo:paragraph-rsid="00386460" style:font-weight-asian="normal"/>
    </style:style>
    <style:style style:name="P39" style:family="paragraph" style:parent-style-name="Text_20_body">
      <style:text-properties officeooo:rsid="003ac632" officeooo:paragraph-rsid="003ac632"/>
    </style:style>
    <style:style style:name="P40" style:family="paragraph" style:parent-style-name="Text_20_body">
      <style:text-properties officeooo:rsid="003cf11d" officeooo:paragraph-rsid="003cf11d"/>
    </style:style>
    <style:style style:name="P41" style:family="paragraph" style:parent-style-name="Text_20_body">
      <style:text-properties officeooo:rsid="003dea33" officeooo:paragraph-rsid="003dea33"/>
    </style:style>
    <style:style style:name="P42" style:family="paragraph" style:parent-style-name="Heading_20_1">
      <style:text-properties officeooo:rsid="00019289" officeooo:paragraph-rsid="00019289"/>
    </style:style>
    <style:style style:name="P43" style:family="paragraph" style:parent-style-name="Heading_20_2">
      <style:text-properties officeooo:rsid="003406e9" officeooo:paragraph-rsid="003406e9"/>
    </style:style>
    <style:style style:name="P44" style:family="paragraph" style:parent-style-name="Heading_20_2">
      <style:text-properties officeooo:rsid="003ac632" officeooo:paragraph-rsid="003ac632"/>
    </style:style>
    <style:style style:name="P45" style:family="paragraph" style:parent-style-name="Heading_20_2" style:list-style-name=""/>
    <style:style style:name="P46" style:family="paragraph" style:parent-style-name="Heading_20_2">
      <style:text-properties officeooo:paragraph-rsid="003406e9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019289" officeooo:paragraph-rsid="00019289"/>
    </style:style>
    <style:style style:name="P49" style:family="paragraph" style:parent-style-name="Heading_20_2">
      <style:paragraph-properties fo:break-before="page"/>
      <style:text-properties officeooo:paragraph-rsid="0015ff32"/>
    </style:style>
    <style:style style:name="P50" style:family="paragraph" style:parent-style-name="Heading_20_2">
      <style:paragraph-properties fo:break-before="page"/>
      <style:text-properties officeooo:paragraph-rsid="003406e9"/>
    </style:style>
    <style:style style:name="P51" style:family="paragraph" style:parent-style-name="Heading_20_3">
      <style:text-properties officeooo:rsid="00364b22" officeooo:paragraph-rsid="00364b22"/>
    </style:style>
    <style:style style:name="P52" style:family="paragraph" style:parent-style-name="Heading_20_3">
      <style:text-properties officeooo:rsid="003406e9" officeooo:paragraph-rsid="003406e9"/>
    </style:style>
    <style:style style:name="P53" style:family="paragraph" style:parent-style-name="Heading_20_3">
      <style:text-properties officeooo:rsid="0036b30d" officeooo:paragraph-rsid="0036b30d"/>
    </style:style>
    <style:style style:name="P54" style:family="paragraph" style:parent-style-name="Heading_20_3">
      <style:text-properties officeooo:paragraph-rsid="00386460"/>
    </style:style>
    <style:style style:name="P55" style:family="paragraph" style:parent-style-name="Preformatted_20_Text">
      <style:text-properties officeooo:paragraph-rsid="00364b22"/>
    </style:style>
    <style:style style:name="P56" style:family="paragraph" style:parent-style-name="Requirement">
      <style:text-properties fo:font-size="10pt" officeooo:rsid="00110df2" officeooo:paragraph-rsid="00258ea5" style:font-weight-asian="normal"/>
    </style:style>
    <style:style style:name="P57" style:family="paragraph" style:parent-style-name="Text_20_body" style:list-style-name="L1">
      <style:text-properties officeooo:paragraph-rsid="00386460"/>
    </style:style>
    <style:style style:name="P58" style:family="paragraph" style:parent-style-name="Text_20_body" style:list-style-name="L1">
      <style:text-properties officeooo:rsid="00386460" officeooo:paragraph-rsid="00386460"/>
    </style:style>
    <style:style style:name="P59" style:family="paragraph" style:parent-style-name="Text_20_body">
      <style:text-properties officeooo:rsid="003406e9" officeooo:paragraph-rsid="00364b22"/>
    </style:style>
    <style:style style:name="P60" style:family="paragraph" style:parent-style-name="Text_20_body">
      <style:text-properties officeooo:rsid="00364b22" officeooo:paragraph-rsid="00364b22"/>
    </style:style>
    <style:style style:name="T1" style:family="text">
      <style:text-properties officeooo:rsid="00019289"/>
    </style:style>
    <style:style style:name="T2" style:family="text">
      <style:text-properties officeooo:rsid="00110df2"/>
    </style:style>
    <style:style style:name="T3" style:family="text">
      <style:text-properties officeooo:rsid="00121e10"/>
    </style:style>
    <style:style style:name="T4" style:family="text">
      <style:text-properties fo:font-size="10pt" style:font-weight-asian="normal"/>
    </style:style>
    <style:style style:name="T5" style:family="text">
      <style:text-properties fo:font-size="10pt" officeooo:rsid="00121e10" style:font-weight-asian="normal"/>
    </style:style>
    <style:style style:name="T6" style:family="text">
      <style:text-properties fo:font-size="10pt" officeooo:rsid="001be516" style:font-weight-asian="normal"/>
    </style:style>
    <style:style style:name="T7" style:family="text">
      <style:text-properties fo:font-size="10pt" officeooo:rsid="001e9d97" style:font-weight-asian="normal"/>
    </style:style>
    <style:style style:name="T8" style:family="text">
      <style:text-properties fo:font-size="10pt" officeooo:rsid="00110df2" style:font-weight-asian="normal"/>
    </style:style>
    <style:style style:name="T9" style:family="text">
      <style:text-properties fo:font-size="10pt" officeooo:rsid="0015ff32" style:font-weight-asian="normal"/>
    </style:style>
    <style:style style:name="T10" style:family="text">
      <style:text-properties fo:font-size="10pt" officeooo:rsid="00205743" style:font-weight-asian="normal"/>
    </style:style>
    <style:style style:name="T11" style:family="text">
      <style:text-properties fo:font-size="10pt" officeooo:rsid="00223d63" style:font-weight-asian="normal"/>
    </style:style>
    <style:style style:name="T12" style:family="text">
      <style:text-properties fo:font-size="10pt" officeooo:rsid="00235595" style:font-weight-asian="normal"/>
    </style:style>
    <style:style style:name="T13" style:family="text">
      <style:text-properties fo:font-size="10pt" officeooo:rsid="00286092" style:font-weight-asian="normal"/>
    </style:style>
    <style:style style:name="T14" style:family="text">
      <style:text-properties fo:font-size="10pt" officeooo:rsid="00292f42" style:font-weight-asian="normal"/>
    </style:style>
    <style:style style:name="T15" style:family="text">
      <style:text-properties fo:font-size="10pt" officeooo:rsid="002ca120" style:font-weight-asian="normal"/>
    </style:style>
    <style:style style:name="T16" style:family="text">
      <style:text-properties fo:font-size="10pt" officeooo:rsid="002f11fe" style:font-weight-asian="normal"/>
    </style:style>
    <style:style style:name="T17" style:family="text">
      <style:text-properties fo:font-size="10pt" officeooo:rsid="00386460" style:font-weight-asian="normal"/>
    </style:style>
    <style:style style:name="T18" style:family="text">
      <style:text-properties fo:font-size="10pt" officeooo:rsid="003a052d" style:font-weight-asian="normal"/>
    </style:style>
    <style:style style:name="T19" style:family="text">
      <style:text-properties fo:font-size="10pt" officeooo:rsid="003bd425" style:font-weight-asian="normal"/>
    </style:style>
    <style:style style:name="T20" style:family="text">
      <style:text-properties fo:font-size="10pt" officeooo:rsid="0040b957" style:font-weight-asian="normal"/>
    </style:style>
    <style:style style:name="T21" style:family="text">
      <style:text-properties fo:font-size="10pt" officeooo:rsid="0045875f" style:font-weight-asian="normal"/>
    </style:style>
    <style:style style:name="T22" style:family="text">
      <style:text-properties officeooo:rsid="0013109b"/>
    </style:style>
    <style:style style:name="T23" style:family="text">
      <style:text-properties officeooo:rsid="0013d8e4"/>
    </style:style>
    <style:style style:name="T24" style:family="text">
      <style:text-properties officeooo:rsid="0015972c"/>
    </style:style>
    <style:style style:name="T25" style:family="text">
      <style:text-properties officeooo:rsid="0015c68c"/>
    </style:style>
    <style:style style:name="T26" style:family="text">
      <style:text-properties officeooo:rsid="0015ff32"/>
    </style:style>
    <style:style style:name="T27" style:family="text">
      <style:text-properties officeooo:rsid="00178eb6"/>
    </style:style>
    <style:style style:name="T28" style:family="text">
      <style:text-properties officeooo:rsid="001a6a73"/>
    </style:style>
    <style:style style:name="T29" style:family="text">
      <style:text-properties officeooo:rsid="001be516"/>
    </style:style>
    <style:style style:name="T30" style:family="text">
      <style:text-properties officeooo:rsid="001d5efe"/>
    </style:style>
    <style:style style:name="T31" style:family="text">
      <style:text-properties officeooo:rsid="001e9d97"/>
    </style:style>
    <style:style style:name="T32" style:family="text">
      <style:text-properties officeooo:rsid="00205743"/>
    </style:style>
    <style:style style:name="T33" style:family="text">
      <style:text-properties officeooo:rsid="00223d63"/>
    </style:style>
    <style:style style:name="T34" style:family="text">
      <style:text-properties officeooo:rsid="00231b88"/>
    </style:style>
    <style:style style:name="T35" style:family="text">
      <style:text-properties officeooo:rsid="00286092"/>
    </style:style>
    <style:style style:name="T36" style:family="text">
      <style:text-properties officeooo:rsid="00292f42"/>
    </style:style>
    <style:style style:name="T37" style:family="text">
      <style:text-properties officeooo:rsid="002ca120"/>
    </style:style>
    <style:style style:name="T38" style:family="text">
      <style:text-properties officeooo:rsid="002f0f93"/>
    </style:style>
    <style:style style:name="T39" style:family="text">
      <style:text-properties officeooo:rsid="002f11fe"/>
    </style:style>
    <style:style style:name="T40" style:family="text">
      <style:text-properties officeooo:rsid="003406e9"/>
    </style:style>
    <style:style style:name="T41" style:family="text">
      <style:text-properties style:text-position="super 58%"/>
    </style:style>
    <style:style style:name="T42" style:family="text">
      <style:text-properties officeooo:rsid="0035e792"/>
    </style:style>
    <style:style style:name="T43" style:family="text">
      <style:text-properties officeooo:rsid="00364b22"/>
    </style:style>
    <style:style style:name="T44" style:family="text">
      <style:text-properties officeooo:rsid="003bd425"/>
    </style:style>
    <style:style style:name="T45" style:family="text">
      <style:text-properties officeooo:rsid="0042706a"/>
    </style:style>
    <style:style style:name="T46" style:family="text">
      <style:text-properties officeooo:rsid="0045875f"/>
    </style:style>
    <style:style style:name="T47" style:family="text">
      <style:text-properties style:font-name="Liberation Sans" fo:font-size="16.1000003814697pt" fo:font-weight="bold" officeooo:rsid="00464296" style:font-name-asian="Unifont" style:font-size-asian="16.1000003814697pt" style:font-weight-asian="bold" style:font-name-complex="FreeSans" style:font-size-complex="16.1000003814697pt" style:font-weight-complex="bold"/>
    </style:style>
    <style:style style:name="T48" style:family="text">
      <style:text-properties style:font-name="Liberation Mono" fo:font-size="8pt" officeooo:rsid="00464296" style:font-name-asian="Liberation Mono" style:font-size-asian="10pt" style:font-name-complex="Liberation Mono" style:font-size-complex="10pt"/>
    </style:style>
    <style:style style:name="T49" style:family="text">
      <style:text-properties officeooo:rsid="0046cf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span text:style-name="T40">UAIR_</text:span><text:span text:style-name="T2">BSP_</text:span>Flash</text:h>
      <text:p text:style-name="P21"/>
      <text:h text:style-name="P43" text:outline-level="2">Global defines</text:h>
      <text:h text:style-name="Heading_20_3" text:outline-level="3">BSP_FLASH_PAGE_SIZE_BITS</text:h>
      <text:p text:style-name="P36">Size, in number of bits, of each page. Each page will be 2<text:span text:style-name="T41">BSP_FLASH_SIZE_BITS</text:span> bytes long. <text:span text:style-name="T42">See [BSP_FLASH_PAGE_SIZE].</text:span></text:p>
      <text:h text:style-name="Heading_20_3" text:outline-level="3">BSP_FLASH_PAGE_SIZE</text:h>
      <text:p text:style-name="P36">Size, in bytes, of each page. <text:span text:style-name="T42">See [BSP_FLASH_PAGE_SIZE_BITS]</text:span></text:p>
      <text:h text:style-name="P44" text:outline-level="2">Types</text:h>
      <text:h text:style-name="Heading_20_3" text:outline-level="3">flash_page_t</text:h>
      <text:p text:style-name="P39">Page index. 8-bit unsigned integer.</text:p>
      <text:h text:style-name="Heading_20_3" text:outline-level="3">flash_address_t</text:h>
      <text:p text:style-name="P40">Flash address. 32-bit unsigned integer. This address <text:span text:style-name="T45">(addresing bytes) </text:span>is relative to the area, not a global address.</text:p>
      <text:h text:style-name="Heading_20_3" text:outline-level="3">flash_error_e</text:h>
      <text:p text:style-name="P41">Enumerated type with error types for BSP errors.</text:p>
      <text:h text:style-name="P48" text:outline-level="2">UAIR_BSP_flash_config_area_get_<text:span text:style-name="T47">page_count</text:span></text:h>
      <text:p text:style-name="Requirement">BSP_<text:span text:style-name="T2">FLASH_REQ_10</text:span><text:span text:style-name="T23">0</text:span></text:p>
      <text:p text:style-name="P20"><text:span text:style-name="T2">[</text:span>UAIR_BSP_flash_config_area_get_<text:span text:style-name="T49">page_count</text:span><text:span text:style-name="T2">] shall return the number of 2KB pages allocated and available for config storage.</text:span></text:p>
      <text:h text:style-name="P45" text:outline-level="2"/>
      <text:h text:style-name="P47" text:outline-level="2">UAIR_BSP_flash_config_area_erase_page</text:h>
      <text:p text:style-name="P17">BSP_<text:span text:style-name="T2">FLASH_REQ_20</text:span><text:span text:style-name="T3">0</text:span></text:p>
      <text:p text:style-name="Text_20_body"><text:span text:style-name="T2">[</text:span>UAIR_BSP_flash_config_area_erase_page<text:span text:style-name="T2">] shall return [BSP_ERROR_NONE] and erase the [page] if a valid page has been specified and no errors occur in the erase process.</text:span></text:p>
      <text:p text:style-name="P3">BSP_<text:span text:style-name="T2">FLASH_REQ_2</text:span><text:span text:style-name="T3">0</text:span><text:span text:style-name="T2">1</text:span></text:p>
      <text:p text:style-name="P22"><text:span text:style-name="T2">[</text:span>UAIR_BSP_flash_config_area_erase_page<text:span text:style-name="T2">] shall return [BSP_ERROR_WRONG_PARAM] and skip erase if [page] is not within the allocated range 0 to [UAIR_BSP_flash_config_area_get_size_pages()]-1.</text:span></text:p>
      <text:p text:style-name="P14">BSP_<text:span text:style-name="T2">FLASH_REQ_2</text:span><text:span text:style-name="T3">08</text:span></text:p>
      <text:p text:style-name="P32"><text:span text:style-name="T2">[</text:span>UAIR_BSP_flash_config_area_erase_page<text:span text:style-name="T2">] shall </text:span><text:span text:style-name="T35">unlock the flash prior to erase.</text:span></text:p>
      <text:p text:style-name="P14">BSP_<text:span text:style-name="T2">FLASH_REQ_2</text:span><text:span text:style-name="T3">0</text:span><text:span text:style-name="T35">9</text:span></text:p>
      <text:p text:style-name="P32"><text:span text:style-name="T2">[</text:span>UAIR_BSP_flash_config_area_erase_page<text:span text:style-name="T2">] shall, </text:span><text:span text:style-name="T35">if the flash was previously unlocked.</text:span><text:span text:style-name="T2"> </text:span><text:span text:style-name="T35">lock the flash before exiting.</text:span></text:p>
      <text:p text:style-name="P3">BSP_<text:span text:style-name="T2">FLASH_REQ_2</text:span><text:span text:style-name="T3">0</text:span><text:span text:style-name="T2">2</text:span></text:p>
      <text:p text:style-name="P22"><text:span text:style-name="T2">[</text:span>UAIR_BSP_flash_config_area_erase_page<text:span text:style-name="T2">] shall return [BSP_ERROR_PERIPH_FAILURE] and skip erase if the flash could not be unlocked.</text:span></text:p>
      <text:p text:style-name="P3">BSP_<text:span text:style-name="T2">FLASH_REQ_2</text:span><text:span text:style-name="T3">0</text:span><text:span text:style-name="T2">3</text:span></text:p>
      <text:p text:style-name="P22"><text:span text:style-name="T2">[</text:span>UAIR_BSP_flash_config_area_erase_page<text:span text:style-name="T2">] shall raise an BSP_error with [zone]=[BSP_ZONE_FLASH] and [type]= <text:s/>[BSP_ERROR_TYPE_FLASH_UNLOCK] if the flash could not be unlocked.</text:span></text:p>
      <text:p text:style-name="P3">BSP_<text:span text:style-name="T2">FLASH_REQ_2</text:span><text:span text:style-name="T3">0</text:span><text:span text:style-name="T2">4</text:span></text:p>
      <text:p text:style-name="P22"><text:span text:style-name="T2">[</text:span>UAIR_BSP_flash_config_area_erase_page<text:span text:style-name="T2">] shall return [BSP_ERROR_PERIPH_FAILURE] if the flash </text:span><text:span text:style-name="T25">erase was successful but the flash </text:span><text:span text:style-name="T2">could not be locked after erase.</text:span></text:p>
      <text:p text:style-name="P3">BSP_<text:span text:style-name="T2">FLASH_REQ_2</text:span><text:span text:style-name="T3">0</text:span><text:span text:style-name="T2">5</text:span></text:p>
      <text:p text:style-name="P22"><text:span text:style-name="T2">[</text:span>UAIR_BSP_flash_config_area_erase_page<text:span text:style-name="T2">] shall raise an BSP_error with [zone]=[BSP_ZONE_FLASH] and [type]= <text:s/>[BSP_ERROR_TYPE_FLASH_LOCK] if the flash could not be locked after erase.</text:span></text:p>
      <text:p text:style-name="P4">BSP_<text:span text:style-name="T2">FLASH_REQ_2</text:span><text:span text:style-name="T3">06</text:span></text:p>
      <text:p text:style-name="P23"><text:span text:style-name="T2">[</text:span>UAIR_BSP_flash_config_area_erase_page<text:span text:style-name="T2">] shall return [BSP_ERROR_PERIPH_FAILURE] if the </text:span><text:span text:style-name="T3">[page] could not be erased by the low-level routines.</text:span></text:p>
      <text:p text:style-name="P4">BSP_<text:span text:style-name="T2">FLASH_REQ_2</text:span><text:span text:style-name="T3">0</text:span><text:span text:style-name="T24">7</text:span></text:p>
      <text:p text:style-name="P23"><text:span text:style-name="T2">[</text:span>UAIR_BSP_flash_config_area_erase_page<text:span text:style-name="T2">] shall raise an BSP_error with [zone]=[BSP_ZONE_FLASH] and [type]= <text:s/>[BSP_ERROR_TYPE_FLASH_</text:span><text:span text:style-name="T5">ERASE</text:span><text:span text:style-name="T2">] </text:span><text:span text:style-name="T3">and [value]=[physical_page] </text:span><text:span text:style-name="T2">if the </text:span><text:span text:style-name="T3">page could not be erased, where </text:span><text:span text:style-name="T22">[</text:span><text:span text:style-name="T3">physical_page</text:span><text:span text:style-name="T22">]</text:span><text:span text:style-name="T3"> corresponds to the absolute page in flash where the error was detected.</text:span></text:p>
      <text:p text:style-name="P23"/>
      <text:h text:style-name="P49" text:outline-level="2">UAIR_BSP_flash_config_area_<text:span text:style-name="T26">read</text:span></text:h>
      <text:p text:style-name="P5">BSP_<text:span text:style-name="T2">FLASH_REQ_</text:span><text:span text:style-name="T26">3</text:span><text:span text:style-name="T2">0</text:span><text:span text:style-name="T3">0</text:span></text:p>
      <text:p text:style-name="P24"><text:span text:style-name="T2">[UAIR_BSP_flash_config_area_read</text:span><text:span text:style-name="T26">]</text:span><text:span text:style-name="T2"> shall return </text:span><text:span text:style-name="T26">[len_bytes] and read the contents of the config area space starting at address [address] into the target area [dest] if [address] </text:span><text:span text:style-name="T27">and [address+len_bytes-1] </text:span><text:span text:style-name="T26">fall within the config address space.</text:span></text:p>
      <text:p text:style-name="Note">Note: <text:span text:style-name="T27">[</text:span>address<text:span text:style-name="T27">]</text:span> is relative and starts at 0x0, <text:span text:style-name="T27">extending up to the maximum area of the config space.</text:span></text:p>
      <text:p text:style-name="P6">BSP_<text:span text:style-name="T2">FLASH_REQ_</text:span><text:span text:style-name="T26">3</text:span><text:span text:style-name="T2">0</text:span><text:span text:style-name="T27">1</text:span></text:p>
      <text:p text:style-name="P25"><text:span text:style-name="T2">[UAIR_BSP_flash_config_area_read</text:span><text:span text:style-name="T26">]</text:span><text:span text:style-name="T2"> shall </text:span><text:span text:style-name="T27">return the number of “available bytes” and </text:span><text:span text:style-name="T26">read </text:span><text:span text:style-name="T27">the </text:span><text:span text:style-name="T26">contents of the config area space starting at address [address] into the target area [dest] </text:span><text:span text:style-name="T27">with size “available bytes” </text:span><text:span text:style-name="T26">if [address] fall</text:span><text:span text:style-name="T27">s</text:span><text:span text:style-name="T26"> within the config address space, </text:span><text:span text:style-name="T27">but [address+len_bytes] extend beyond the allocated config address space. “available bytes” is defined as the amount of data between [address] and the end of the config address space.</text:span></text:p>
      <text:p text:style-name="P7">BSP_<text:span text:style-name="T2">FLASH_REQ_</text:span><text:span text:style-name="T26">3</text:span><text:span text:style-name="T2">0</text:span><text:span text:style-name="T28">2</text:span></text:p>
      <text:p text:style-name="P26"><text:span text:style-name="T2">[UAIR_BSP_flash_config_area_read</text:span><text:span text:style-name="T26">]</text:span><text:span text:style-name="T2"> shall </text:span><text:span text:style-name="T27">return </text:span><text:span text:style-name="T28">[BSP_ERROR_WRONG_PARAM] if [address] does not fall within the config address space.<text:line-break/></text:span></text:p>
      <text:h text:style-name="P46" text:outline-level="2"><text:line-break/></text:h>
      <text:h text:style-name="P50" text:outline-level="2">UAIR_BSP_flash_config_area_write</text:h>
      <text:p text:style-name="P8">BSP_<text:span text:style-name="T2">FLASH_REQ_</text:span><text:span text:style-name="T29">4</text:span><text:span text:style-name="T2">0</text:span><text:span text:style-name="T3">0</text:span></text:p>
      <text:p text:style-name="P26"><text:span text:style-name="T2">[UAIR_BSP_flash_config_area_</text:span><text:span text:style-name="T29">write</text:span><text:span text:style-name="T26">]</text:span><text:span text:style-name="T2"> shall return </text:span><text:span text:style-name="T26">[</text:span><text:span text:style-name="T46">count</text:span><text:span text:style-name="T26">_</text:span><text:span text:style-name="T29">doublewords</text:span><text:span text:style-name="T26">] and </text:span><text:span text:style-name="T29">write [</text:span><text:span text:style-name="T46">count</text:span><text:span text:style-name="T29">_doublewords] doublewords [64-bit each] from [data] array into config area at address [address] if [address] is a valid 64-bit aligned address and [address] and [address+</text:span><text:span text:style-name="T46">count</text:span><text:span text:style-name="T29">_doublewords-1] fall within the allocated config area, and no flash errors are detected.</text:span></text:p>
      <text:p text:style-name="P1">Note: <text:span text:style-name="T27">[</text:span>address<text:span text:style-name="T27">]</text:span> is relative and starts at 0x0, <text:span text:style-name="T27">extending up to the maximum area of the config space.</text:span></text:p>
      <text:p text:style-name="P2">Note: flash errors are either unlock operation failures or programnming operation failures.</text:p>
      <text:p text:style-name="P8">BSP_<text:span text:style-name="T2">FLASH_REQ_</text:span><text:span text:style-name="T29">4</text:span><text:span text:style-name="T2">0</text:span><text:span text:style-name="T29">1</text:span></text:p>
      <text:p text:style-name="P26"><text:span text:style-name="T2">[UAIR_BSP_flash_config_area_</text:span><text:span text:style-name="T29">write</text:span><text:span text:style-name="T26">]</text:span><text:span text:style-name="T2"> shall return </text:span><text:span text:style-name="T6">[BSP_ERROR_WRONG_PARAM] if [address] is not 64-bit aligned.</text:span></text:p>
      <text:p text:style-name="P16">BSP_<text:span text:style-name="T2">FLASH_REQ_</text:span><text:span text:style-name="T29">4</text:span><text:span text:style-name="T37">10</text:span></text:p>
      <text:p text:style-name="P34"><text:span text:style-name="T8">[UAIR_BSP_flash_config_area_</text:span><text:span text:style-name="T6">write</text:span><text:span text:style-name="T9">]</text:span><text:span text:style-name="T8"> shall return </text:span><text:span text:style-name="T6">[BSP_ERROR_WRONG_PARAM] if [address] is not </text:span><text:span text:style-name="T15">within config space allocated range</text:span></text:p>
      <text:p text:style-name="P9">BSP_<text:span text:style-name="T2">FLASH_REQ_</text:span><text:span text:style-name="T29">4</text:span><text:span text:style-name="T2">0</text:span><text:span text:style-name="T30">2</text:span></text:p>
      <text:p text:style-name="P27"><text:span text:style-name="T2">[UAIR_BSP_flash_config_area_</text:span><text:span text:style-name="T29">write</text:span><text:span text:style-name="T26">]</text:span><text:span text:style-name="T2"> shall return “</text:span><text:span text:style-name="T30">doublewords”</text:span><text:span text:style-name="T26"> and </text:span><text:span text:style-name="T29">write “doublewords” doublewords [64-bit each] from [data] array into config area at address [address] if [address] is a valid 64-bit aligned address and [address] fall</text:span><text:span text:style-name="T30">s</text:span><text:span text:style-name="T29"> within the allocated config area, </text:span><text:span text:style-name="T30">but </text:span><text:span text:style-name="T29">[address+</text:span><text:span text:style-name="T46">count</text:span><text:span text:style-name="T29">_doublewords-1] </text:span><text:span text:style-name="T30">extend beyond the allocated config area space, </text:span><text:span text:style-name="T34">and no flash errors are detected</text:span><text:span text:style-name="T30">. “doublewords” is defined by the amount of doublewords between [address] and the end of the allocated config area space.</text:span></text:p>
      <text:p text:style-name="P10">BSP_<text:span text:style-name="T2">FLASH_REQ_</text:span><text:span text:style-name="T29">4</text:span><text:span text:style-name="T2">0</text:span><text:span text:style-name="T31">3</text:span></text:p>
      <text:p text:style-name="P28"><text:span text:style-name="T2">[UAIR_BSP_flash_config_area_</text:span><text:span text:style-name="T29">write</text:span><text:span text:style-name="T26">]</text:span><text:span text:style-name="T2"> shall return </text:span><text:span text:style-name="T6">[BSP_ERROR_</text:span><text:span text:style-name="T7">PERIPH_FAILURE</text:span><text:span text:style-name="T6">] </text:span><text:span text:style-name="T7">and not perform any write </text:span><text:span text:style-name="T6">if </text:span><text:span text:style-name="T7">the flash could not be locked.</text:span></text:p>
      <text:p text:style-name="P11">BSP_<text:span text:style-name="T2">FLASH_REQ_</text:span><text:span text:style-name="T29">4</text:span><text:span text:style-name="T2">0</text:span><text:span text:style-name="T32">4</text:span></text:p>
      <text:p text:style-name="P29"><text:span text:style-name="T8">[UAIR_BSP_flash_config_area_</text:span><text:span text:style-name="T6">write</text:span><text:span text:style-name="T9">]</text:span><text:span text:style-name="T8"> shall return </text:span><text:span text:style-name="T6">[BSP_ERROR_</text:span><text:span text:style-name="T7">PERIPH_FAILURE</text:span><text:span text:style-name="T6">] if </text:span><text:span text:style-name="T7">the flash could not be locked </text:span><text:span text:style-name="T10">after a successful write </text:span><text:span text:style-name="T7">.</text:span></text:p>
      <text:p text:style-name="P12">BSP_<text:span text:style-name="T2">FLASH_REQ_</text:span><text:span text:style-name="T33">4</text:span><text:span text:style-name="T3">0</text:span><text:span text:style-name="T2">5</text:span></text:p>
      <text:p text:style-name="P30"><text:span text:style-name="T8">[UAIR_BSP_flash_config_area_</text:span><text:span text:style-name="T6">write</text:span><text:span text:style-name="T9">] </text:span><text:span text:style-name="T8">shall raise an BSP_error with [zone]=[BSP_ZONE_FLASH] and [type]= <text:s/>[BSP_ERROR_TYPE_FLASH_LOCK] if the flash could not be locked after</text:span><text:span text:style-name="T11"> programming.</text:span></text:p>
      <text:p text:style-name="P12">BSP_<text:span text:style-name="T2">FLASH_REQ_</text:span><text:span text:style-name="T33">4</text:span><text:span text:style-name="T3">0</text:span><text:span text:style-name="T33">6</text:span></text:p>
      <text:p text:style-name="P30"><text:span text:style-name="T8">[UAIR_BSP_flash_config_area_</text:span><text:span text:style-name="T6">write</text:span><text:span text:style-name="T9">] </text:span><text:span text:style-name="T8">shall raise an BSP_error with [zone]=[BSP_ZONE_FLASH] and [type]= <text:s/>[BSP_ERROR_TYPE_FLASH_</text:span><text:span text:style-name="T11">UN</text:span><text:span text:style-name="T8">LOCK] if the flash could not be </text:span><text:span text:style-name="T11">un</text:span><text:span text:style-name="T8">locked </text:span><text:span text:style-name="T11">prior to programming.</text:span></text:p>
      <text:p text:style-name="P13">BSP_<text:span text:style-name="T2">FLASH_REQ_</text:span><text:span text:style-name="T33">4</text:span><text:span text:style-name="T3">07</text:span></text:p>
      <text:p text:style-name="P31"><text:span text:style-name="T8">[UAIR_BSP_flash_config_area_</text:span><text:span text:style-name="T6">write</text:span><text:span text:style-name="T9">] </text:span><text:span text:style-name="T12">shall return </text:span><text:span text:style-name="T6">[BSP_ERROR_</text:span><text:span text:style-name="T7">PERIPH_FAILURE</text:span><text:span text:style-name="T6">] </text:span><text:span text:style-name="T12">if any programming error occurs while programming the flash.</text:span></text:p>
      <text:p text:style-name="Note"><text:span text:style-name="T12">N</text:span><text:span text:style-name="T4">ote: in the event of a programming error the requested area (from [address] extending [</text:span><text:span text:style-name="T21">count</text:span><text:span text:style-name="T4">_doublewords]) might have been partially programmed.</text:span></text:p>
      <text:p text:style-name="P13">BSP_<text:span text:style-name="T2">FLASH_REQ_</text:span><text:span text:style-name="T33">4</text:span><text:span text:style-name="T38">1</text:span><text:span text:style-name="T39">1</text:span></text:p>
      <text:p text:style-name="P35"><text:span text:style-name="T8">[UAIR_BSP_flash_config_area_</text:span><text:span text:style-name="T6">write</text:span><text:span text:style-name="T9">]</text:span><text:span text:style-name="T11"> </text:span><text:span text:style-name="T8">shall raise an BSP_error with [zone]=[BSP_ZONE_FLASH] and [type]= <text:s/>[BSP_ERROR_TYPE_FLASH_</text:span><text:span text:style-name="T16">PROGRAM</text:span><text:span text:style-name="T8">] </text:span><text:span text:style-name="T16">if a problem was detected when programming.</text:span></text:p>
      <text:p text:style-name="P15">BSP_<text:span text:style-name="T2">FLASH_REQ_</text:span><text:span text:style-name="T36">4</text:span><text:span text:style-name="T3">08</text:span></text:p>
      <text:p text:style-name="P33"><text:span text:style-name="T2">[</text:span><text:span text:style-name="T8">UAIR_BSP_flash_config_area_</text:span><text:span text:style-name="T6">write</text:span><text:span text:style-name="T2">] shall </text:span><text:span text:style-name="T35">unlock the flash prior to </text:span><text:span text:style-name="T36">programming</text:span><text:span text:style-name="T35">.</text:span></text:p>
      <text:p text:style-name="P15">BSP_<text:span text:style-name="T2">FLASH_REQ_</text:span><text:span text:style-name="T36">4</text:span><text:span text:style-name="T3">0</text:span><text:span text:style-name="T35">9</text:span></text:p>
      <text:p text:style-name="P33"><text:soft-page-break/><text:span text:style-name="T8">[UAIR_BSP_flash_config_area_</text:span><text:span text:style-name="T6">write</text:span><text:span text:style-name="T14">]</text:span><text:span text:style-name="T8"> shall, </text:span><text:span text:style-name="T13">if the flash was previously unlocked,</text:span><text:span text:style-name="T8"> </text:span><text:span text:style-name="T13">lock the flash before exiting.</text:span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equirement" style:family="paragraph" style:parent-style-name="Text_20_body">
      <style:paragraph-properties fo:margin-left="-0.499cm" fo:margin-right="0cm" fo:line-height="100%" fo:text-indent="0cm" style:auto-text-indent="false"/>
      <style:text-properties style:font-name="Verdana1" fo:font-family="Verdana" style:font-style-name="Bold" style:font-family-generic="swiss" style:font-pitch="variable" fo:font-size="8pt" fo:font-weight="bold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499cm" style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te" style:family="paragraph" style:parent-style-name="Text_20_body">
      <style:text-properties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Verdana" fo:font-family="Verdana" style:font-style-name="Regular" style:font-family-generic="swiss" style:font-pitch="variable" fo:font-size="8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08:54:27.278440516</meta:creation-date>
    <meta:generator>LibreOffice/7.0.4.2$Linux_X86_64 LibreOffice_project/00$Build-2</meta:generator>
    <dc:date>2021-12-08T09:33:16.408565461</dc:date>
    <meta:editing-duration>P4DT20H16M34S</meta:editing-duration>
    <meta:editing-cycles>46</meta:editing-cycles>
    <meta:document-statistic meta:table-count="0" meta:image-count="0" meta:object-count="0" meta:page-count="6" meta:paragraph-count="74" meta:word-count="725" meta:character-count="6296" meta:non-whitespace-character-count="5636"/>
  </office:meta>
</office:document-meta>
</file>